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87bcd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87bcd" style:font-style-asian="normal" style:font-weight-asian="normal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5" style:family="text">
      <style:text-properties fo:font-variant="normal" fo:text-transform="none" fo:color="#000000" loext:opacity="100%" fo:font-size="18pt" fo:letter-spacing="normal" fo:font-style="normal" fo:font-weight="normal" officeooo:rsid="00187bcd" style:font-size-asian="18pt" style:font-style-asian="normal" style:font-weight-asian="normal" style:font-size-complex="18pt"/>
    </style:style>
    <style:style style:name="T6" style:family="text">
      <style:text-properties officeooo:rsid="00187b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The People’s Assembly, convening on the </text:span><text:span text:style-name="T5">4th</text:span><text:span text:style-name="T4"> of </text:span><text:span text:style-name="T5">November</text:span><text:span text:style-name="T4"> 2020 under the </text:span><text:span text:style-name="T5">30th</text:span><text:span text:style-name="T4"> PA Meeting.</text:span></text:p>
      <text:p text:style-name="P1"/>
      <text:p text:style-name="P1">The Assembly, recognising the current situation,</text:p>
      <text:p text:style-name="P1"/>
      <text:p text:style-name="P4"><text:span text:style-name="T3">Constitutes the need to codify an ability for the PA to revoke a motion if it is a repeat from the last meeting and enough representatives/communities are present</text:span></text:p>
      <text:p text:style-name="P1"/>
      <text:p text:style-name="P1">And proceeds.</text:p>
      <text:p text:style-name="P1"/>
      <text:p text:style-name="P1">Signed by,</text:p>
      <text:p text:style-name="P1">_<text:span text:style-name="T6">yoran_</text:span></text:p>
      <text:p text:style-name="P1"/>
      <text:p text:style-name="P1"/>
      <text:p text:style-name="P1"/>
      <text:p text:style-name="Standard"><text:span text:style-name="T1">[</text:span><text:span text:style-name="T2">Motion 30-3: To codify an ability for the PA to revoke a motion if it is a repeat from the last meeting and enough representatives/communities are present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05T11:26:20.557674867</dc:date>
    <meta:editing-duration>PT1M11S</meta:editing-duration>
    <meta:editing-cycles>5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7" meta:word-count="81" meta:character-count="483" meta:non-whitespace-character-count="409"/>
  </office:meta>
</office:document-meta>
</file>